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style:writing-mode="pag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style:writing-mode="page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style:writing-mode="page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style:writing-mode="page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style:writing-mode="page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style:writing-mode="page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style:writing-mode="page"/>
    </style:style>
    <style:style style:name="P1" style:family="paragraph" style:parent-style-name="Table_20_Contents">
      <style:text-properties officeooo:rsid="000956e8" officeooo:paragraph-rsid="00190e3b"/>
    </style:style>
    <style:style style:name="P2" style:family="paragraph" style:parent-style-name="Text_20_body">
      <style:text-properties officeooo:rsid="000956e8" officeooo:paragraph-rsid="00190e3b"/>
    </style:style>
    <style:style style:name="P3" style:family="paragraph" style:parent-style-name="Table_20_Contents">
      <style:text-properties officeooo:paragraph-rsid="00190e3b"/>
    </style:style>
    <style:style style:name="P4" style:family="paragraph" style:parent-style-name="Table_20_Contents">
      <style:text-properties officeooo:rsid="001bb41d" officeooo:paragraph-rsid="001bb41d"/>
    </style:style>
    <style:style style:name="P5" style:family="paragraph" style:parent-style-name="Table_20_Contents">
      <style:text-properties officeooo:rsid="001f846b" officeooo:paragraph-rsid="001f846b"/>
    </style:style>
    <style:style style:name="P6" style:family="paragraph" style:parent-style-name="Table_20_Contents">
      <style:text-properties officeooo:rsid="002057d8" officeooo:paragraph-rsid="002057d8"/>
    </style:style>
    <style:style style:name="P7" style:family="paragraph" style:parent-style-name="Table_20_Contents">
      <style:text-properties officeooo:rsid="002057d8" officeooo:paragraph-rsid="002057d8" fo:background-color="#ffff00"/>
    </style:style>
    <style:style style:name="P8" style:family="paragraph" style:parent-style-name="Heading_20_1">
      <style:paragraph-properties fo:break-before="page"/>
      <style:text-properties officeooo:rsid="000956e8" officeooo:paragraph-rsid="00190e3b"/>
    </style:style>
    <style:style style:name="P9" style:family="paragraph" style:parent-style-name="Table_20_Contents">
      <style:text-properties officeooo:rsid="0021eba9" officeooo:paragraph-rsid="0021eba9"/>
    </style:style>
    <style:style style:name="T1" style:family="text">
      <style:text-properties officeooo:rsid="001b06f1"/>
    </style:style>
    <style:style style:name="T2" style:family="text">
      <style:text-properties officeooo:rsid="001f846b"/>
    </style:style>
    <style:style style:name="T3" style:family="text">
      <style:text-properties officeooo:rsid="002057d8"/>
    </style:style>
    <style:style style:name="T4" style:family="text">
      <style:text-properties officeooo:rsid="002184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Notas</text:h>
      <text:p text:style-name="P2">Día: <text:span text:style-name="T1">21</text:span>/<text:span text:style-name="T1">marzo</text:span>/2024</text:p>
      <text:p text:style-name="P2">Tema: <text:span text:style-name="T1">Primer examen parcial</text:span>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Pregunta/Concepto</text:p>
          </table:table-cell>
          <table:table-cell table:style-name="Tabla2.A1" office:value-type="string">
            <text:p text:style-name="P1">Respuesta</text:p>
          </table:table-cell>
        </table:table-row>
        <table:table-row>
          <table:table-cell table:style-name="Tabla2.A1" office:value-type="string">
            <text:p text:style-name="P4">Disponibilidad</text:p>
          </table:table-cell>
          <table:table-cell table:style-name="Tabla2.A1" office:value-type="string">
            <text:p text:style-name="P4">Garantía de que la información y los recursos asociados están disponibles para los usuarios autorizados cuando sea necesario.</text:p>
            <text:p text:style-name="P4">Puede ser dada en forma de porcentaje según el porcentaje de cada servicio que esta implicado en la disponibilidad.</text:p>
          </table:table-cell>
        </table:table-row>
        <table:table-row>
          <table:table-cell table:style-name="Tabla2.A1" office:value-type="string">
            <text:p text:style-name="P4">Integridad</text:p>
          </table:table-cell>
          <table:table-cell table:style-name="Tabla2.A1" office:value-type="string">
            <text:p text:style-name="P4">Implica asegurar que los datos sean exactos y consistentes, y que además no han sido alterados o destruidos de manera no autorizada.</text:p>
          </table:table-cell>
        </table:table-row>
        <table:table-row>
          <table:table-cell table:style-name="Tabla2.A1" office:value-type="string">
            <text:p text:style-name="P4">Confidencialidad</text:p>
          </table:table-cell>
          <table:table-cell table:style-name="Tabla2.A1" office:value-type="string">
            <text:p text:style-name="P4">Protección de la información para que solo las personas autorizadas puedan acceder a ella. Oculta a entidades, individuos o recursos no autorizados.</text:p>
          </table:table-cell>
        </table:table-row>
        <table:table-row>
          <table:table-cell table:style-name="Tabla2.A1" office:value-type="string">
            <text:p text:style-name="P4">Ciberseguridad</text:p>
          </table:table-cell>
          <table:table-cell table:style-name="Tabla2.A1" office:value-type="string">
            <text:p text:style-name="P4">Prática de proteger equipos de cómputo, redes y programas de ataques digitales que apuntan a acceder, modificar o destruir la información.</text:p>
            <text:p text:style-name="P4"/>
            <text:p text:style-name="P4">Conjunto de herramientas, y procedimientos que se implementan con el fin de proteger la información que se almacena o se genera dentro de los equipos de cómputo.</text:p>
          </table:table-cell>
        </table:table-row>
        <table:table-row>
          <table:table-cell table:style-name="Tabla2.A1" office:value-type="string">
            <text:p text:style-name="P4">Cómputo forense</text:p>
          </table:table-cell>
          <table:table-cell table:style-name="Tabla2.A1" office:value-type="string">
            <text:p text:style-name="P4">Aplicación te técnicas de ciberseguridad y analisis de la información para ayudar a validar algún argumento legal. Se lleva a cabo ua vez que el ataque ha sido realizado. </text:p>
            <text:p text:style-name="P4">Útil para conocer quienes fueron los culpables del ataque.</text:p>
          </table:table-cell>
        </table:table-row>
        <table:table-row>
          <table:table-cell table:style-name="Tabla2.A1" office:value-type="string">
            <text:p text:style-name="P4">Delitos informático</text:p>
          </table:table-cell>
          <table:table-cell table:style-name="Tabla2.A1" office:value-type="string">
            <text:p text:style-name="P4">Acción antijurídica y tipificada realizada por un ser humano, mediante el uso de equipos de cómputo, la cual puede ser por acción u omisión, que cause perjuicio a terceros sin que necesariamente se beneficie el autor.</text:p>
          </table:table-cell>
        </table:table-row>
        <table:table-row>
          <table:table-cell table:style-name="Tabla2.A1" office:value-type="string">
            <text:p text:style-name="P4">Componentes de delito informático</text:p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4">Vulnerabilidad</text:p>
          </table:table-cell>
          <table:table-cell table:style-name="Tabla2.A1" office:value-type="string">
            <text:p text:style-name="P4">Fallo o debilidad latente en el sistema, que pone en riesgo la seguridad del mismo.</text:p>
          </table:table-cell>
        </table:table-row>
        <table:table-row>
          <table:table-cell table:style-name="Tabla2.A1" office:value-type="string">
            <text:p text:style-name="P4">Política</text:p>
          </table:table-cell>
          <table:table-cell table:style-name="Tabla2.A1" office:value-type="string">
            <text:p text:style-name="P3"/>
          </table:table-cell>
        </table:table-row>
      </table:table>
      <text:p text:style-name="P2">Resumen:</text:p>
      <text:h text:style-name="P8" text:outline-level="1">Notas</text:h>
      <text:p text:style-name="P2">Día: <text:span text:style-name="T2">1</text:span>/<text:span text:style-name="T2">abril</text:span>/2024</text:p>
      <text:p text:style-name="P2">Tema:<text:span text:style-name="T2">Normas</text:span>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Pregunta/Concepto</text:p>
          </table:table-cell>
          <table:table-cell table:style-name="Tabla1.A1" office:value-type="string">
            <text:p text:style-name="P1">Respuesta</text:p>
          </table:table-cell>
        </table:table-row>
        <table:table-row>
          <table:table-cell table:style-name="Tabla1.A1" office:value-type="string">
            <text:p text:style-name="P5">ISO</text:p>
          </table:table-cell>
          <table:table-cell table:style-name="Tabla1.A1" office:value-type="string">
            <text:p text:style-name="P5">Son un conjunto de estandares creados y gestionados por la ISO y la EIC</text:p>
          </table:table-cell>
        </table:table-row>
        <table:table-row>
          <table:table-cell table:style-name="Tabla1.A1" office:value-type="string">
            <text:p text:style-name="P5">ISO 27000</text:p>
          </table:table-cell>
          <table:table-cell table:style-name="Tabla1.A1" office:value-type="string">
            <text:p text:style-name="P5">Está en focado al establecimiento de las mejores prácticas con la implementaión y gestión de los sistemas de seguridad.</text:p>
            <text:p text:style-name="P5">Proporciona las bases y lenguaje comun para el resto de normas de la serie.</text:p>
          </table:table-cell>
        </table:table-row>
        <table:table-row>
          <table:table-cell table:style-name="Tabla1.A1" office:value-type="string">
            <text:p text:style-name="P5">ISO 27001</text:p>
          </table:table-cell>
          <table:table-cell table:style-name="Tabla1.A1" office:value-type="string">
            <text:p text:style-name="P5">Especifíca los requerminentos necesarios para implantar y gestiornar un SGSI. <text:span text:style-name="T3">Certificable.</text:span></text:p>
          </table:table-cell>
        </table:table-row>
        <table:table-row>
          <table:table-cell table:style-name="Tabla1.A1" office:value-type="string">
            <text:p text:style-name="P7">Totalidad de las normas 27000 – 27019 </text:p>
            <text:p text:style-name="P7">titulo, año</text:p>
            <text:p text:style-name="P7">objetivo</text:p>
            <text:p text:style-name="P7">aspectos reelevantes</text:p>
            <text:p text:style-name="P7">cuadro sinotico</text:p>
            <text:p text:style-name="P7">4 de abril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6">Consiste 27001 de una organioación</text:p>
            <text:p text:style-name="P6">requisistos</text:p>
            <text:p text:style-name="P6">tiempos y costos</text:p>
            <text:p text:style-name="P6">4 de abril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6">Nombre de una org que ostente una certificación en dicha norma, alcance</text:p>
            <text:p text:style-name="P6">fecha de obtención y fecha de validez</text:p>
            <text:p text:style-name="P6"/>
            <text:p text:style-name="P6">5 de abril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</table:table>
      <text:p text:style-name="P2"/>
      <text:p text:style-name="P2">Resumen:</text:p>
      <text:h text:style-name="P8" text:outline-level="1">Notas</text:h>
      <text:p text:style-name="P2">Día: <text:span text:style-name="T4">30</text:span>/<text:span text:style-name="T4">mayo</text:span>/2024</text:p>
      <text:p text:style-name="P2">Tema: <text:span text:style-name="T4">Segundo parcial</text:span>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Pregunta/Concepto</text:p>
          </table:table-cell>
          <table:table-cell table:style-name="Tabla3.A1" office:value-type="string">
            <text:p text:style-name="P1">Respuesta</text:p>
          </table:table-cell>
        </table:table-row>
        <table:table-row>
          <table:table-cell table:style-name="Tabla3.A1" office:value-type="string">
            <text:p text:style-name="P9">Gestión de riesgos</text:p>
          </table:table-cell>
          <table:table-cell table:style-name="Tabla3.A1" office:value-type="string">
            <text:p text:style-name="P9">Identificar, analizar y encargarse de las vulnerabilidades de un sistema ante un posible peligro</text:p>
          </table:table-cell>
        </table:table-row>
        <table:table-row>
          <table:table-cell table:style-name="Tabla3.A1" office:value-type="string">
            <text:p text:style-name="P9">Prevención de riesgos</text:p>
          </table:table-cell>
          <table:table-cell table:style-name="Tabla3.A1" office:value-type="string">
            <text:p text:style-name="P9">Firewall</text:p>
            <text:p text:style-name="P9">MFA</text:p>
            <text:p text:style-name="P9">Antivirus</text:p>
            <text:p text:style-name="P9">Backups</text:p>
            <text:p text:style-name="P9">Analizador de contenidos</text:p>
          </table:table-cell>
        </table:table-row>
        <table:table-row>
          <table:table-cell table:style-name="Tabla3.A1" office:value-type="string">
            <text:p text:style-name="P9">Tratamiento de riesgo</text:p>
          </table:table-cell>
          <table:table-cell table:style-name="Tabla3.A1" office:value-type="string">
            <text:p text:style-name="P9">Mitigación: implementación de medidas de seguridad para reducir al máximo las posibles vulnerabilidades ante los riesgos.</text:p>
            <text:p text:style-name="P9"/>
            <text:p text:style-name="P9">Tranferencia de riesgos: Los riesgos son llevados hacia un tercero, el cual es el responsable de poder reducirlos o asumirlos</text:p>
            <text:p text:style-name="P9"/>
            <text:p text:style-name="P9">Evitar riegos: No participar en actividades que conlleven un riesgo.</text:p>
            <text:p text:style-name="P9"/>
            <text:p text:style-name="P9">Aceptación del riesgo: Asumir las posibles consecuencias que un riesgo puede tener.</text:p>
          </table:table-cell>
        </table:table-row>
        <table:table-row>
          <table:table-cell table:style-name="Tabla3.A1" office:value-type="string">
            <text:p text:style-name="P9">Riesgos según la 27001</text:p>
          </table:table-cell>
          <table:table-cell table:style-name="Tabla3.A1" office:value-type="string">
            <text:p text:style-name="P9">Identificación de riesgos</text:p>
            <text:p text:style-name="P9">Analisis de riesgos</text:p>
            <text:p text:style-name="P9">Evaluación de riesgos</text:p>
            <text:p text:style-name="P9">Plan de tratamiento de riesgos</text:p>
            <text:p text:style-name="P9">Monitoreo y mejora continua</text:p>
          </table:table-cell>
        </table:table-row>
        <table:table-row>
          <table:table-cell table:style-name="Tabla3.A1" office:value-type="string">
            <text:p text:style-name="P9">Criptografía de clave simétrica</text:p>
          </table:table-cell>
          <table:table-cell table:style-name="Tabla3.A1" office:value-type="string">
            <text:p text:style-name="P9">Es un método de criptografia en donde se utilza la misma clave tanto para el cifrado como para el decifrado, asume que tanto el remitente como <text:s/>el destinatario tienen la clave</text:p>
            <text:p text:style-name="P9">DES</text:p>
            <text:p text:style-name="P9">TRIPLE DES</text:p>
            <text:p text:style-name="P9">AES</text:p>
            <text:p text:style-name="P9">RC4</text:p>
          </table:table-cell>
        </table:table-row>
        <table:table-row>
          <table:table-cell table:style-name="Tabla3.A1" office:value-type="string">
            <text:p text:style-name="P9">Criptografía de clave pública</text:p>
          </table:table-cell>
          <table:table-cell table:style-name="Tabla3.A1" office:value-type="string">
            <text:p text:style-name="P9">Usa un par de claves que están relacionadas, pero son distintas, privada y pública</text:p>
            <text:p text:style-name="P9">La pública es compartida abiertamente y se usa para el cifrado o verificar firma</text:p>
            <text:p text:style-name="P9">La privada se mantiene en secreto y se usa para decifrar los datos o crear la firma</text:p>
            <text:p text:style-name="P9"><text:soft-page-break/>RSA</text:p>
            <text:p text:style-name="P9">ECC</text:p>
            <text:p text:style-name="P9">DSA</text:p>
          </table:table-cell>
        </table:table-row>
        <table:table-row>
          <table:table-cell table:style-name="Tabla3.A1" office:value-type="string">
            <text:p text:style-name="P9">Firewall y firewall de filtrado de paquetes</text:p>
          </table:table-cell>
          <table:table-cell table:style-name="Tabla3.A1" office:value-type="string">
            <text:p text:style-name="P9">Hardware y/o software que monitorea y filtra el tráfico en la red entrante y saliente, basado en las políticas de seguridad de la organización</text:p>
            <text:p text:style-name="P9"/>
            <text:p text:style-name="P9">Firewall de filtrado de paquetes: Comparan cada paquete contra el conjunto de reglas que contiene, si las cumple se le permite pasar, de lo contrario se desecha. No inspeccionan contenidos.</text:p>
          </table:table-cell>
        </table:table-row>
        <table:table-row>
          <table:table-cell table:style-name="Tabla3.A1" office:value-type="string">
            <text:p text:style-name="P9">Reglas del firewall</text:p>
          </table:table-cell>
          <table:table-cell table:style-name="Tabla3.A1" office:value-type="string">
            <text:p text:style-name="P9">Numero, origen, destino, protocolo, puerto, servicio</text:p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</table:table>
      <text:p text:style-name="P2"/>
      <text:p text:style-name="P2">Resumen:</text:p>
      <text:h text:style-name="P8" text:outline-level="1">Notas</text:h>
      <text:p text:style-name="P2">Día: //2024</text:p>
      <text:p text:style-name="P2">Tema:</text:p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Pregunta/Concepto</text:p>
          </table:table-cell>
          <table:table-cell table:style-name="Tabla4.A1" office:value-type="string">
            <text:p text:style-name="P1">Respuesta</text:p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</table:table>
      <text:p text:style-name="P2"/>
      <text:p text:style-name="P2">Resumen:</text:p>
      <text:h text:style-name="P8" text:outline-level="1">Notas</text:h>
      <text:p text:style-name="P2">Día: //2024</text:p>
      <text:p text:style-name="P2">Tema:</text:p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">Pregunta/Concepto</text:p>
          </table:table-cell>
          <table:table-cell table:style-name="Tabla5.A1" office:value-type="string">
            <text:p text:style-name="P1">Respuesta</text:p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</table:table>
      <text:p text:style-name="P2"/>
      <text:p text:style-name="P2">Resumen:</text:p>
      <text:h text:style-name="P8" text:outline-level="1">Notas</text:h>
      <text:p text:style-name="P2">Día: //2024</text:p>
      <text:p text:style-name="P2">Tema:</text:p>
      <text:p text:style-name="P2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">Pregunta/Concepto</text:p>
          </table:table-cell>
          <table:table-cell table:style-name="Tabla6.A1" office:value-type="string">
            <text:p text:style-name="P1">Respuesta</text:p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</table:table>
      <text:p text:style-name="P2"/>
      <text:p text:style-name="P2">Resumen:</text:p>
      <text:h text:style-name="P8" text:outline-level="1">Notas</text:h>
      <text:p text:style-name="P2">Día: //2024</text:p>
      <text:p text:style-name="P2">Tema:</text:p>
      <text:p text:style-name="P2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">Pregunta/Concepto</text:p>
          </table:table-cell>
          <table:table-cell table:style-name="Tabla7.A1" office:value-type="string">
            <text:p text:style-name="P1">Respuesta</text:p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</table:table>
      <text:p text:style-name="P2"/>
      <text:p text:style-name="P2">Resumen:</text:p>
      <text:h text:style-name="P8" text:outline-level="1">Notas</text:h>
      <text:p text:style-name="P2">Día: //2024</text:p>
      <text:p text:style-name="P2">Tema:</text:p>
      <text:p text:style-name="P2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">Pregunta/Concepto</text:p>
          </table:table-cell>
          <table:table-cell table:style-name="Tabla8.A1" office:value-type="string">
            <text:p text:style-name="P1">Respuesta</text:p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</table:table>
      <text:p text:style-name="P2"/>
      <text:p text:style-name="P2">Resumen:</text:p>
      <text:h text:style-name="P8" text:outline-level="1">Notas</text:h>
      <text:p text:style-name="P2">Día: //2024</text:p>
      <text:p text:style-name="P2">Tema:</text:p>
      <text:p text:style-name="P2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">Pregunta/Concepto</text:p>
          </table:table-cell>
          <table:table-cell table:style-name="Tabla9.A1" office:value-type="string">
            <text:p text:style-name="P1">Respuesta</text:p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</table:table>
      <text:p text:style-name="P2"/>
      <text:p text:style-name="P2">Resumen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7:13:35.581615441</meta:creation-date>
    <dc:title>Notas</dc:title>
    <meta:editing-duration>PT8H48M2S</meta:editing-duration>
    <meta:editing-cycles>9</meta:editing-cycles>
    <meta:generator>LibreOffice/7.5.9.2$Linux_X86_64 LibreOffice_project/50$Build-2</meta:generator>
    <dc:date>2024-05-30T22:21:56.299455603</dc:date>
    <meta:document-statistic meta:table-count="9" meta:image-count="0" meta:object-count="0" meta:page-count="10" meta:paragraph-count="130" meta:word-count="685" meta:character-count="4418" meta:non-whitespace-character-count="3859"/>
    <meta:template xlink:type="simple" xlink:actuate="onRequest" xlink:title="Notas" xlink:href="../../../../../Plantillas/Notas.ott" meta:date="2024-03-21T17:13:34.878556243"/>
  </office:meta>
</office:document-meta>
</file>